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font-weight="bold" officeooo:rsid="0003ec68" officeooo:paragraph-rsid="0003ec6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6pt" fo:font-weight="normal" officeooo:rsid="0003ec68" officeooo:paragraph-rsid="0003ec68" style:font-size-asian="14pt" style:font-weight-asian="normal" style:font-size-complex="16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Calibri" fo:font-size="16pt" fo:font-weight="normal" officeooo:rsid="00059f37" officeooo:paragraph-rsid="00059f3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59f37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6pt" fo:font-weight="normal" officeooo:rsid="00059f37" officeooo:paragraph-rsid="0006fbc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libri" fo:font-size="16pt" fo:font-weight="normal" officeooo:rsid="0006fbc2" officeooo:paragraph-rsid="0006fbc2" style:font-size-asian="14pt" style:font-weight-asian="normal" style:font-size-complex="16pt" style:font-weight-complex="normal"/>
    </style:style>
    <style:style style:name="T1" style:family="text">
      <style:text-properties officeooo:rsid="0006fbc2"/>
    </style:style>
    <style:style style:name="T2" style:family="text">
      <style:text-properties officeooo:rsid="00075210"/>
    </style:style>
    <style:style style:name="T3" style:family="text">
      <style:text-properties officeooo:rsid="000815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stione dei rischi</text:p>
      <text:p text:style-name="P2"/>
      <text:list xml:id="list201449731" text:style-name="L1">
        <text:list-item>
          <text:p text:style-name="P3">Identificazione dei rischi</text:p>
        </text:list-item>
        <text:list-item>
          <text:p text:style-name="P3">Analisi dei rischi</text:p>
        </text:list-item>
        <text:list-item>
          <text:p text:style-name="P3">Pianificazione dei rischi</text:p>
        </text:list-item>
        <text:list-item>
          <text:p text:style-name="P3">Monitoraggio dei rischi</text:p>
        </text:list-item>
      </text:list>
      <text:p text:style-name="P4"/>
      <text:p text:style-name="P4">I rischi possibili che abbiamo identificato sono di varia natura, a partire da quelli tecnologici:</text:p>
      <text:p text:style-name="P4">- Rottura delle componenti interne elettroniche dei calcolatori;</text:p>
      <text:p text:style-name="P4">- Mancanza di corrente, necessaria per digitalizzare il nostro progetto.</text:p>
      <text:p text:style-name="P4"/>
      <text:p text:style-name="P4">In secondo luogo abbiamo i rischi relativi alle persone:</text:p>
      <text:p text:style-name="P4">- Scompensi psico-fisici tipici del videoterminalista;</text:p>
      <text:p text:style-name="P5">- <text:span text:style-name="T1">Pausa lavorativa per malattia degli sviluppatori;</text:span></text:p>
      <text:p text:style-name="P5">- <text:span text:style-name="T1">Incomprensioni interne al team di sviluppo;</text:span></text:p>
      <text:p text:style-name="P6">- <text:span text:style-name="T3">Mobbing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54:02.207000000</meta:creation-date>
    <dc:date>2018-03-08T09:58:58.108000000</dc:date>
    <meta:editing-duration>PT33M32S</meta:editing-duration>
    <meta:editing-cycles>6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3" meta:word-count="83" meta:character-count="569" meta:non-whitespace-character-count="503"/>
  </office:meta>
</office:document-meta>
</file>